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538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12.18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715cm"/>
    </style:style>
    <style:style style:name="ro1" style:family="table-row">
      <style:table-row-properties style:row-height="0.826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1.311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0.871cm" fo:break-before="auto" style:use-optimal-row-height="true"/>
    </style:style>
    <style:style style:name="ro6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10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7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8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9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30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1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2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  <style:style style:name="ta_extref" style:family="table">
      <style:table-properties table:display="false"/>
    </style:style>
    <style:style style:name="T1" style:family="text">
      <style:text-properties fo:language="pt" fo:country="BR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5"/>
        <table:table-column table:style-name="co6" table:number-columns-repeated="4" table:default-cell-style-name="ce2"/>
        <table:table-column table:style-name="co7" table:default-cell-style-name="ce2"/>
        <table:table-column table:style-name="co6" table:number-columns-repeated="1014" table:default-cell-style-name="ce32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s</text:p>
          </table:table-cell>
          <table:table-cell table:style-name="ce1" office:value-type="string" table:number-columns-spanned="1" table:number-rows-spanned="2">
            <text:p>Disciplinas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4"/>
        </table:table-row>
        <table:table-row table:style-name="ro1"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It.</text:p>
          </table:table-cell>
          <table:covered-table-cell table:style-name="ce14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4"/>
        </table:table-row>
        <table:table-row table:style-name="ro2">
          <table:table-cell office:value-type="string">
            <text:p>Fevereiro</text:p>
          </table:table-cell>
          <table:table-cell office:value-type="string" table:number-columns-spanned="1" table:number-rows-spanned="20">
            <text:p>Concepção</text:p>
          </table:table-cell>
          <table:table-cell table:style-name="ce4" office:value-type="string" table:number-columns-spanned="1" table:number-rows-spanned="20">
            <text:p>Modelagem de negócio e requisitos</text:p>
          </table:table-cell>
          <table:table-cell table:style-name="ce12" table:number-columns-spanned="1" table:number-rows-spanned="25"/>
          <table:table-cell table:style-name="ce15" office:value-type="string">
            <text:p>Reuniões para esclarecimento e definição do tema.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4"/>
        </table:table-row>
        <table:table-row table:style-name="ro3">
          <table:table-cell office:value-type="string" table:number-columns-spanned="1" table:number-rows-spanned="3">
            <text:p>Março</text:p>
          </table:table-cell>
          <table:covered-table-cell table:number-columns-repeated="3"/>
          <table:table-cell table:style-name="ce16" office:value-type="string">
            <text:p>Levantamento dos possíveis campos de atuação e criação do ambiente para versionamento do projeto.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covered-table-cell table:style-name="ce3"/>
          <table:table-cell table:number-columns-repeated="1014"/>
        </table:table-row>
        <table:table-row table:style-name="ro2">
          <table:covered-table-cell table:number-columns-repeated="4"/>
          <table:table-cell table:style-name="ce17" office:value-type="string">
            <text:p>Pesquisa sobre o problema escolhido e as soluções já existentes.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3-23" table:number-columns-spanned="1" table:number-rows-spanned="2">
            <text:p>23/03/09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8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4"/>
        </table:table-row>
        <table:table-row table:style-name="ro2">
          <table:covered-table-cell table:number-columns-repeated="4"/>
          <table:table-cell table:style-name="ce17" office:value-type="string">
            <text:p>Criação do termo de aceite.</text:p>
          </table:table-cell>
          <table:covered-table-cell table:style-name="ce26"/>
          <table:covered-table-cell table:style-name="ce26"/>
          <table:covered-table-cell table:style-name="ce26"/>
          <table:covered-table-cell table:style-name="ce28"/>
          <table:covered-table-cell table:style-name="ce3"/>
          <table:table-cell table:number-columns-repeated="1014"/>
        </table:table-row>
        <table:table-row table:style-name="ro4">
          <table:table-cell office:value-type="string" table:number-columns-spanned="1" table:number-rows-spanned="9">
            <text:p>Abril</text:p>
          </table:table-cell>
          <table:covered-table-cell table:number-columns-repeated="3"/>
          <table:table-cell table:style-name="ce18" office:value-type="string">
            <text:p><text:span text:style-name="T1">Discussão</text:span> e pesquisa sobre as necessidades e características do problema. Versão preliminar do documento de visão.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covered-table-cell table:style-name="ce3"/>
          <table:table-cell table:number-columns-repeated="1014"/>
        </table:table-row>
        <table:table-row table:style-name="ro2">
          <table:covered-table-cell table:number-columns-repeated="4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6" office:value-type="date" office:date-value="2009-04-13" table:number-columns-spanned="1" table:number-rows-spanned="2">
            <text:p>13/04/09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9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4"/>
        </table:table-row>
        <table:table-row table:style-name="ro3">
          <table:covered-table-cell table:number-columns-repeated="4"/>
          <table:table-cell table:style-name="ce20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4"/>
        </table:table-row>
        <table:table-row table:style-name="ro2">
          <table:covered-table-cell table:number-columns-repeated="4"/>
          <table:table-cell table:style-name="ce21" office:value-type="string">
            <text:p>Refinamento do documento de visão.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1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3">
          <table:covered-table-cell table:number-columns-repeated="4"/>
          <table:table-cell table:style-name="ce21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5-04" table:number-columns-spanned="1" table:number-rows-spanned="3">
            <text:p>04/05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2" office:value-type="string">
            <text:p>Criação da versão preliminar do plano de projeto.</text:p>
          </table:table-cell>
          <table:covered-table-cell table:number-columns-repeated="3"/>
          <table:table-cell table:style-name="ce26" office:value-type="date" office:date-value="2009-05-04">
            <text:p>04/05/09</text:p>
          </table:table-cell>
          <table:covered-table-cell table:style-name="ce3"/>
          <table:table-cell table:number-columns-repeated="1014"/>
        </table:table-row>
        <table:table-row table:style-name="ro2">
          <table:covered-table-cell table:number-columns-repeated="4"/>
          <table:table-cell table:style-name="ce20" office:value-type="string">
            <text:p>Criação da versão preliminar do cronograma do projeto.</text:p>
          </table:table-cell>
          <table:covered-table-cell table:number-columns-repeated="3"/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2">
          <table:table-cell office:value-type="string" table:number-columns-spanned="1" table:number-rows-spanned="9">
            <text:p>Maio</text:p>
          </table:table-cell>
          <table:covered-table-cell table:number-columns-repeated="3"/>
          <table:table-cell table:style-name="ce19" office:value-type="string">
            <text:p>Criação da versão preliminar do controle de atividades.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6" office:value-type="date" office:date-value="2009-05-25" table:number-columns-spanned="1" table:number-rows-spanned="7">
            <text:p>25/05/09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9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4"/>
          <table:table-cell table:style-name="ce22" office:value-type="string">
            <text:p>Criação da versão preliminar do plano de acompanhamento.</text:p>
          </table:table-cell>
          <table:covered-table-cell table:style-name="ce26"/>
          <table:covered-table-cell table:number-columns-repeated="3"/>
          <table:table-cell office:value-type="string">
            <text:p>Ricard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2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2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2" office:value-type="string">
            <text:p>Refinamento do cronograma.</text:p>
          </table:table-cell>
          <table:covered-table-cell table:number-columns-repeated="3"/>
          <table:table-cell table:style-name="ce29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2" office:value-type="string">
            <text:p>Refinamento do documento de visão.</text:p>
          </table:table-cell>
          <table:covered-table-cell table:number-columns-repeated="3"/>
          <table:table-cell table:style-name="ce29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0" office:value-type="string">
            <text:p>Estudo sobre as arquiteturas a serem utilizadas no projeto.</text:p>
          </table:table-cell>
          <table:covered-table-cell table:number-columns-repeated="3"/>
          <table:table-cell table:style-name="ce30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/>
          <table:table-cell office:value-type="string" table:number-columns-spanned="1" table:number-rows-spanned="8">
            <text:p>Elaboração</text:p>
          </table:table-cell>
          <table:table-cell table:style-name="ce5" office:value-type="string" table:number-columns-spanned="1" table:number-rows-spanned="8">
            <text:p>Requisitos/ Análise e design</text:p>
          </table:table-cell>
          <table:covered-table-cell table:style-name="ce13"/>
          <table:table-cell table:style-name="ce19" office:value-type="string">
            <text:p>Criação da versão preliminar do diagrama de casos de uso.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6" office:value-type="date" office:date-value="2009-06-01" table:number-columns-spanned="1" table:number-rows-spanned="2">
            <text:p>01/06/09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9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0" office:value-type="string">
            <text:p>Descrição dos casos de uso levantados.</text:p>
          </table:table-cell>
          <table:covered-table-cell table:number-columns-repeated="3"/>
          <table:table-cell table:style-name="ce26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4"/>
        </table:table-row>
        <table:table-row table:style-name="ro2">
          <table:table-cell office:value-type="string" table:number-columns-spanned="1" table:number-rows-spanned="3">
            <text:p>Junho</text:p>
          </table:table-cell>
          <table:covered-table-cell table:number-columns-repeated="3"/>
          <table:table-cell table:style-name="ce19" office:value-type="string">
            <text:p>Criação preliminar do documento de arquitetura.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9" table:number-columns-spanned="1" table:number-rows-spanned="3">
            <text:p>19/06/09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9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3">
          <table:covered-table-cell table:number-columns-repeated="4"/>
          <table:table-cell table:style-name="ce22" office:value-type="string">
            <text:p>Compilação dos documentos gerados para efeito de avaliação da disciplina de pré-projeto.</text:p>
          </table:table-cell>
          <table:covered-table-cell/>
          <table:covered-table-cell table:style-name="ce26"/>
          <table:covered-table-cell/>
          <table:table-cell table:style-name="ce29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8" office:value-type="date" office:date-value="2009-06-26">
            <text:p>26/06/09</text:p>
          </table:table-cell>
          <table:covered-table-cell table:style-name="ce3"/>
          <table:table-cell table:number-columns-repeated="1014"/>
        </table:table-row>
        <table:table-row table:style-name="ro2">
          <table:table-cell office:value-type="string" table:number-columns-spanned="1" table:number-rows-spanned="13">
            <text:p>Julho</text:p>
          </table:table-cell>
          <table:covered-table-cell/>
          <table:covered-table-cell table:style-name="ce6"/>
          <table:table-cell table:style-name="ce12" office:value-type="string" table:number-columns-spanned="1" table:number-rows-spanned="7">
            <text:p>A</text:p>
          </table:table-cell>
          <table:table-cell table:style-name="ce20" office:value-type="string">
            <text:p>Refinamento e realização do caso de uso: Manter ponto turístico.</text:p>
          </table:table-cell>
          <table:table-cell table:style-name="ce26" office:value-type="date" office:date-value="2009-06-26" table:number-columns-spanned="1" table:number-rows-spanned="5">
            <text:p>26/06/09</text:p>
          </table:table-cell>
          <table:table-cell table:style-name="ce26" office:value-type="date" office:date-value="2009-07-13">
            <text:p>13/07/09</text:p>
          </table:table-cell>
          <table:table-cell table:style-name="ce26" office:value-type="date" office:date-value="2009-06-26" table:number-columns-spanned="1" table:number-rows-spanned="5">
            <text:p>26/06/09</text:p>
          </table:table-cell>
          <table:table-cell table:style-name="ce30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4"/>
        </table:table-row>
        <table:table-row table:style-name="ro3">
          <table:covered-table-cell table:number-columns-repeated="4"/>
          <table:table-cell table:style-name="ce23" office:value-type="string">
            <text:p>Prova de conceito da arquitetura escolhida: implementação do caso de uso: Manter ponto turístico.</text:p>
          </table:table-cell>
          <table:covered-table-cell table:style-name="ce26" office:value-type="date" office:date-value="2009-06-26">
            <text:p>26/06/09</text:p>
          </table:covered-table-cell>
          <table:table-cell table:style-name="ce26" office:value-type="date" office:date-value="2009-07-25" table:number-columns-spanned="1" table:number-rows-spanned="4">
            <text:p>25/07/09</text:p>
          </table:table-cell>
          <table:covered-table-cell table:style-name="ce26" office:value-type="date" office:date-value="2009-06-26">
            <text:p>26/06/09</text:p>
          </table:covered-table-cell>
          <table:table-cell table:style-name="ce30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3">
          <table:covered-table-cell table:number-columns-repeated="4"/>
          <table:table-cell table:style-name="ce23" office:value-type="string">
            <text:p>Confecção dos diagramas de arquitetura (pacotes, implementação e implantação)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9">
            <text:p>29/06/09</text:p>
          </table:covered-table-cell>
          <table:table-cell table:style-name="ce28" office:value-type="date" office:date-value="2009-07-31">
            <text:p>31/07/09</text:p>
          </table:table-cell>
          <table:covered-table-cell table:style-name="ce3"/>
          <table:table-cell table:number-columns-repeated="1014"/>
        </table:table-row>
        <table:table-row table:style-name="ro2">
          <table:covered-table-cell/>
          <table:table-cell office:value-type="string" table:number-columns-spanned="1" table:number-rows-spanned="31">
            <text:p>Construção</text:p>
          </table:table-cell>
          <table:table-cell table:style-name="ce7" office:value-type="string" table:number-columns-spanned="1" table:number-rows-spanned="4">
            <text:p>Implementação / Teste</text:p>
          </table:table-cell>
          <table:covered-table-cell table:style-name="ce12"/>
          <table:table-cell table:style-name="ce23" office:value-type="string">
            <text:p>Implementação e testes do caso de uso Atribuir ou visualizar dica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6">
            <text:p>26/06/09</text:p>
          </table:covered-table-cell>
          <table:table-cell table:style-name="ce31" office:value-type="date" office:date-value="2009-07-25" table:number-columns-spanned="1" table:number-rows-spanned="2">
            <text:p>25/07/09</text:p>
          </table:table-cell>
          <table:table-cell table:style-name="ce3" office:value-type="string">
            <text:p>Pedro</text:p>
          </table:table-cell>
          <table:table-cell table:number-columns-repeated="1014"/>
        </table:table-row>
        <table:table-row table:style-name="ro3">
          <table:covered-table-cell table:number-columns-repeated="4"/>
          <table:table-cell table:style-name="ce24" office:value-type="string">
            <text:p>Implementação e testes do caso de uso manter atribuir tags a ponto turístico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table-cell office:value-type="string">
            <text:p>Túlio</text:p>
          </table:table-cell>
          <table:table-cell table:number-columns-repeated="1014"/>
        </table:table-row>
        <table:table-row table:style-name="ro3">
          <table:covered-table-cell table:number-columns-repeated="4"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6-30" table:number-columns-spanned="1" table:number-rows-spanned="2">
            <text:p>30/06/09</text:p>
          </table:table-cell>
          <table:table-cell table:style-name="ce26" office:value-type="date" office:date-value="2009-07-25" table:number-columns-spanned="1" table:number-rows-spanned="2">
            <text:p>25/07/09</text:p>
          </table:table-cell>
          <table:table-cell table:style-name="ce26" office:value-type="date" office:date-value="2009-07-27">
            <text:p>27/07/09</text:p>
          </table:table-cell>
          <table:table-cell table:style-name="ce28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Adequação das implementações realizadas</text:p>
          </table:table-cell>
          <table:covered-table-cell table:style-name="ce27" office:value-type="date" office:date-value="2009-06-30">
            <text:p>30/06/09</text:p>
          </table:covered-table-cell>
          <table:covered-table-cell table:style-name="ce26" office:value-type="date" office:date-value="2009-07-25">
            <text:p>25/07/09</text:p>
          </table:covered-table-cell>
          <table:table-cell table:style-name="ce26" office:value-type="date" office:date-value="2009-07-01">
            <text:p>01/07/09</text:p>
          </table:table-cell>
          <table:table-cell table:style-name="ce26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B</text:p>
          </table:table-cell>
          <table:table-cell table:style-name="ce24" office:value-type="string">
            <text:p>Confecção dos diagramas de classe para os casos de uso: manter usuário e manter estabelecimento</text:p>
          </table:table-cell>
          <table:table-cell table:style-name="ce26" office:value-type="date" office:date-value="2009-07-28" table:number-columns-spanned="1" table:number-rows-spanned="3">
            <text:p>28/07/09</text:p>
          </table:table-cell>
          <table:table-cell table:style-name="ce26" office:value-type="date" office:date-value="2009-08-04" table:number-columns-spanned="1" table:number-rows-spanned="3">
            <text:p>04/08/09</text:p>
          </table:table-cell>
          <table:table-cell table:style-name="ce28" office:value-type="date" office:date-value="2009-08-09">
            <text:p>09/08/09</text:p>
          </table:table-cell>
          <table:table-cell table:style-name="ce28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office:value-type="string">
            <text:p>Implementação e testes do caso de uso manter estabelecimento</text:p>
          </table:table-cell>
          <table:covered-table-cell table:style-name="ce27" office:value-type="date" office:date-value="2009-07-28">
            <text:p>28/07/09</text:p>
          </table:covered-table-cell>
          <table:covered-table-cell table:style-name="ce26" office:value-type="date" office:date-value="2009-08-04">
            <text:p>04/08/09</text:p>
          </table:covered-table-cell>
          <table:table-cell table:style-name="ce27" office:value-type="date" office:date-value="2009-07-28" table:number-columns-spanned="1" table:number-rows-spanned="2">
            <text:p>28/07/09</text:p>
          </table:table-cell>
          <table:table-cell table:style-name="ce26" office:value-type="date" office:date-value="2009-08-04">
            <text:p>04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Implementação e testes do caso de uso manter usuário</text:p>
          </table:table-cell>
          <table:covered-table-cell table:style-name="ce27" office:value-type="date" office:date-value="2009-07-28">
            <text:p>28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7" office:value-type="date" office:date-value="2009-07-28">
            <text:p>28/07/09</text:p>
          </table:covered-table-cell>
          <table:table-cell table:style-name="ce28" office:value-type="date" office:date-value="2009-08-11">
            <text:p>11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3">
          <table:covered-table-cell table:number-columns-repeated="4"/>
          <table:table-cell office:value-type="string">
            <text:p>Refinamento do modelo de domínio, do modelo de casos de uso e seus detalhamentos.</text:p>
          </table:table-cell>
          <table:table-cell table:style-name="ce26" office:value-type="date" office:date-value="2009-07-30" table:number-columns-spanned="1" table:number-rows-spanned="3">
            <text:p>30/07/09</text:p>
          </table:table-cell>
          <table:table-cell table:style-name="ce26" office:value-type="date" office:date-value="2009-08-04" table:number-columns-spanned="1" table:number-rows-spanned="3">
            <text:p>04/08/09</text:p>
          </table:table-cell>
          <table:table-cell table:style-name="ce26" office:value-type="date" office:date-value="2009-07-30" table:number-columns-spanned="1" table:number-rows-spanned="3">
            <text:p>30/07/09</text:p>
          </table:table-cell>
          <table:table-cell table:style-name="ce29" office:value-type="date" office:date-value="2009-07-30" table:number-columns-spanned="1" table:number-rows-spanned="3">
            <text:p>30/07/09</text:p>
          </table:table-cell>
          <table:table-cell table:style-name="ce25" office:value-type="string">
            <text:p>Pedro, Ricard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7-30">
            <text:p>30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7-30">
            <text:p>30/07/09</text:p>
          </table:covered-table-cell>
          <table:covered-table-cell table:style-name="ce29" office:value-type="date" office:date-value="2009-07-30">
            <text:p>30/07/09</text:p>
          </table:covered-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Refinamento do documento de visão e do plano de projeto</text:p>
          </table:table-cell>
          <table:covered-table-cell table:style-name="ce26" office:value-type="date" office:date-value="2009-07-30">
            <text:p>30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7-30">
            <text:p>30/07/09</text:p>
          </table:covered-table-cell>
          <table:covered-table-cell table:style-name="ce29" office:value-type="date" office:date-value="2009-07-30">
            <text:p>30/07/09</text:p>
          </table:covered-table-cell>
          <table:table-cell table:style-name="ce24" office:value-type="string">
            <text:p>Pedro, Ricardo e Túlio</text:p>
          </table:table-cell>
          <table:table-cell table:number-columns-repeated="1014"/>
        </table:table-row>
        <table:table-row table:style-name="ro3">
          <table:table-cell table:style-name="ce3" office:value-type="string" table:number-columns-spanned="1" table:number-rows-spanned="21">
            <text:p>Agosto</text:p>
          </table:table-cell>
          <table:covered-table-cell table:style-name="ce3"/>
          <table:table-cell table:style-name="ce9" office:value-type="string">
            <text:p>Requisitos</text:p>
          </table:table-cell>
          <table:table-cell office:value-type="string" table:number-columns-spanned="1" table:number-rows-spanned="4">
            <text:p>C</text:p>
          </table:table-cell>
          <table:table-cell table:style-name="ce24" office:value-type="string">
            <text:p>Confecção dos diagramas de classe para os casos de uso: logar no sistema</text:p>
          </table:table-cell>
          <table:table-cell table:style-name="ce26" office:value-type="date" office:date-value="2009-08-04" table:number-columns-spanned="1" table:number-rows-spanned="2">
            <text:p>04/08/09</text:p>
          </table:table-cell>
          <table:table-cell table:style-name="ce26" office:value-type="date" office:date-value="2009-08-11" table:number-columns-spanned="1" table:number-rows-spanned="4">
            <text:p>11/08/09</text:p>
          </table:table-cell>
          <table:table-cell table:style-name="ce26" office:value-type="date" office:date-value="2009-08-09">
            <text:p>09/08/09</text:p>
          </table:table-cell>
          <table:table-cell table:style-name="ce29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7" office:value-type="string" table:number-columns-spanned="1" table:number-rows-spanned="3">
            <text:p>Implementação / Teste</text:p>
          </table:table-cell>
          <table:covered-table-cell/>
          <table:table-cell office:value-type="string">
            <text:p>Implementação e testes do caso de uso Logar no sistema</text:p>
          </table: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04">
            <text:p>04/08/09</text:p>
          </table:table-cell>
          <table:table-cell table:style-name="ce29" office:value-type="date" office:date-value="2009-08-06">
            <text:p>06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3">
          <table:covered-table-cell table:number-columns-repeated="2"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8-06" table:number-columns-spanned="1" table:number-rows-spanned="2">
            <text:p>06/08/09</text:p>
          </table: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11">
            <text:p>11/08/09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2">
          <table:covered-table-cell table:number-columns-repeated="2"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06">
            <text:p>06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05">
            <text:p>05/08/09</text:p>
          </table:table-cell>
          <table:covered-table-cell table:style-name="ce26" office:value-type="date" office:date-value="2009-08-11">
            <text:p>11/08/09</text:p>
          </table:covered-table-cell>
          <table:table-cell office:value-type="string">
            <text:p>Túlio e Pedro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D</text:p>
          </table:table-cell>
          <table:table-cell table:style-name="ce24" office:value-type="string">
            <text:p>Refinamento e realização dos casos de uso: Manter roteiro e Manter Destino e Manter Programa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table-cell table:style-name="ce26" office:value-type="date" office:date-value="2009-08-18" table:number-columns-spanned="1" table:number-rows-spanned="6">
            <text:p>18/08/09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covered-table-cell table:style-name="ce26" office:value-type="date" office:date-value="2009-08-11">
            <text:p>11/08/09</text:p>
          </table:covered-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Manter roteiro</text:p>
          </table:table-cell>
          <table:covered-table-cell table:style-name="ce26" office:value-type="date" office:date-value="2009-08-11">
            <text:p>11/08/09</text:p>
          </table:covered-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9" office:value-type="date" office:date-value="2009-08-13">
            <text:p>13/08/09</text:p>
          </table:table-cell>
          <table:table-cell office:value-type="string">
            <text:p>Ricardo e Túlio</text:p>
          </table:table-cell>
          <table:table-cell table:number-columns-repeated="1014"/>
        </table:table-row>
        <table:table-row table:style-name="ro2">
          <table:covered-table-cell table:number-columns-repeated="2"/>
          <table:covered-table-cell table:style-name="ce10"/>
          <table:covered-table-cell/>
          <table:table-cell table:style-name="ce24" office:value-type="string">
            <text:p>Implementação e testes do caso de uso Manter destino</text:p>
          </table:table-cell>
          <table:covered-table-cell table:style-name="ce26" office:value-type="date" office:date-value="2009-08-11">
            <text:p>11/08/09</text:p>
          </table:covered-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8" office:value-type="date" office:date-value="2009-08-25" table:number-columns-spanned="1" table:number-rows-spanned="2">
            <text:p>25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Implementação e testes do caso de uso Manter programa</text:p>
          </table:table-cell>
          <table:table-cell table:style-name="ce26" office:value-type="date" office:date-value="2009-08-13" table:number-columns-spanned="1" table:number-rows-spanned="3">
            <text:p>13/08/09</text:p>
          </table: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3">
            <text:p>13/08/09</text:p>
          </table:table-cell>
          <table:covered-table-cell table:style-name="ce28" office:value-type="date" office:date-value="2009-08-25">
            <text:p>25/08/09</text:p>
          </table:covered-table-cell>
          <table:table-cell office:value-type="string">
            <text:p>Túlio</text:p>
          </table:table-cell>
          <table:table-cell table:number-columns-repeated="1014"/>
        </table:table-row>
        <table:table-row table:style-name="ro3">
          <table:covered-table-cell table:number-columns-repeated="4"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13">
            <text:p>13/08/09</text:p>
          </table:covered-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1">
            <text:p>11/08/09</text:p>
          </table:table-cell>
          <table:table-cell table:style-name="ce29" office:value-type="date" office:date-value="2009-08-11">
            <text:p>11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13">
            <text:p>13/08/09</text:p>
          </table:covered-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3">
            <text:p>13/08/09</text:p>
          </table:table-cell>
          <table:table-cell table:style-name="ce29" office:value-type="date" office:date-value="2009-08-23">
            <text:p>23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9" office:value-type="string">
            <text:p>Requisitos</text:p>
          </table:table-cell>
          <table:table-cell office:value-type="string" table:number-columns-spanned="1" table:number-rows-spanned="6">
            <text:p>E</text:p>
          </table:table-cell>
          <table:table-cell table:style-name="ce24" office:value-type="string">
            <text:p>Confecção dos diagramas de classe para os casos de uso: avaliar tema e atribuir ou visualizar dica</text:p>
          </table:table-cell>
          <table:table-cell table:style-name="ce26" office:value-type="date" office:date-value="2009-08-18" table:number-columns-spanned="1" table:number-rows-spanned="2">
            <text:p>18/08/09</text:p>
          </table:table-cell>
          <table:table-cell table:style-name="ce26" office:value-type="date" office:date-value="2009-08-25" table:number-columns-spanned="1" table:number-rows-spanned="5">
            <text:p>25/08/09</text:p>
          </table:table-cell>
          <table:table-cell table:style-name="ce28" office:value-type="date" office:date-value="2009-08-29" table:number-columns-spanned="1" table:number-rows-spanned="2">
            <text:p>29/08/09</text:p>
          </table:table-cell>
          <table:table-cell table:style-name="ce28" office:value-type="date" office:date-value="2009-09-19">
            <text:p>19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Avaliar Tema</text:p>
          </table: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25">
            <text:p>25/08/09</text:p>
          </table:covered-table-cell>
          <table:covered-table-cell table:style-name="ce28" office:value-type="date" office:date-value="2009-08-29">
            <text:p>29/08/09</text:p>
          </table:covered-table-cell>
          <table:table-cell table:style-name="ce28" office:value-type="date" office:date-value="2009-09-14">
            <text:p>14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Refinamento do caso de uso Atribuir ou visualizar dica</text:p>
          </table:table-cell>
          <table:table-cell table:style-name="ce26" office:value-type="date" office:date-value="2009-08-20" table:number-columns-spanned="1" table:number-rows-spanned="3">
            <text:p>20/08/09</text:p>
          </table:table-cell>
          <table:covered-table-cell table:style-name="ce26" office:value-type="date" office:date-value="2009-08-25">
            <text:p>25/08/09</text:p>
          </table:covered-table-cell>
          <table:table-cell table:style-name="ce28" office:value-type="date" office:date-value="2009-08-27">
            <text:p>27/08/09</text:p>
          </table:table-cell>
          <table:table-cell table:style-name="ce28" office:value-type="date" office:date-value="2009-09-09">
            <text:p>09/09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3">
          <table:covered-table-cell table:number-columns-repeated="4"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20">
            <text:p>20/08/09</text:p>
          </table:covered-table-cell>
          <table:covered-table-cell table:style-name="ce26" office:value-type="date" office:date-value="2009-08-25">
            <text:p>25/08/09</text:p>
          </table:covered-table-cell>
          <table:table-cell table:style-name="ce28" office:value-type="date" office:date-value="2009-08-24" table:number-columns-spanned="1" table:number-rows-spanned="2">
            <text:p>24/08/09</text:p>
          </table:table-cell>
          <table:table-cell table:style-name="ce26" office:value-type="date" office:date-value="2009-08-25" table:number-columns-spanned="1" table:number-rows-spanned="2">
            <text:p>25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20">
            <text:p>20/08/09</text:p>
          </table:covered-table-cell>
          <table:covered-table-cell table:style-name="ce26" office:value-type="date" office:date-value="2009-08-25">
            <text:p>25/08/09</text:p>
          </table:covered-table-cell>
          <table:covered-table-cell table:style-name="ce28" office:value-type="date" office:date-value="2009-08-24">
            <text:p>24/08/09</text:p>
          </table:covered-table-cell>
          <table:covered-table-cell table:style-name="ce26" office:value-type="date" office:date-value="2009-08-25">
            <text:p>25/08/09</text:p>
          </table:covered-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Refinamento do documento de visão e do plano de projeto</text:p>
          </table:table-cell>
          <table:table-cell table:style-name="ce26" office:value-type="date" office:date-value="2009-08-25" table:number-columns-spanned="1" table:number-rows-spanned="3">
            <text:p>25/08/09</text:p>
          </table:table-cell>
          <table:table-cell table:style-name="ce26" office:value-type="date" office:date-value="2009-09-01" table:number-columns-spanned="1" table:number-rows-spanned="6">
            <text:p>01/09/09</text:p>
          </table:table-cell>
          <table:table-cell table:style-name="ce28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9" office:value-type="string">
            <text:p>Requisitos</text:p>
          </table:table-cell>
          <table:table-cell office:value-type="string" table:number-columns-spanned="1" table:number-rows-spanned="5">
            <text:p>F</text:p>
          </table:table-cell>
          <table:table-cell table:style-name="ce24" office:value-type="string">
            <text:p>Confecção dos diagramas de classe para os casos de uso: pesquisar no sistema e manter evento</text:p>
          </table:table-cell>
          <table:covered-table-cell table:style-name="ce26" office:value-type="date" office:date-value="2009-08-25">
            <text:p>25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6" office:value-type="date" office:date-value="2009-07-29" table:number-columns-spanned="1" table:number-rows-spanned="2">
            <text:p>29/07/09</text:p>
          </table:table-cell>
          <table:table-cell table:style-name="ce28" office:value-type="date" office:date-value="2009-09-19" table:number-columns-spanned="1" table:number-rows-spanned="2">
            <text:p>19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table:style-name="ce7" office:value-type="string" table:number-columns-spanned="1" table:number-rows-spanned="4">
            <text:p>Implementação / Teste</text:p>
          </table:table-cell>
          <table:covered-table-cell/>
          <table:table-cell table:style-name="ce24" office:value-type="string">
            <text:p>Implementação e testes do caso de uso Pesquisar no sistema</text:p>
          </table:table-cell>
          <table:covered-table-cell table:style-name="ce26" office:value-type="date" office:date-value="2009-08-25">
            <text:p>25/08/09</text:p>
          </table:covered-table-cell>
          <table:covered-table-cell table:style-name="ce26" office:value-type="date" office:date-value="2009-09-01">
            <text:p>01/09/09</text:p>
          </table:covered-table-cell>
          <table:covered-table-cell table:style-name="ce26" office:value-type="date" office:date-value="2009-07-29">
            <text:p>29/07/09</text:p>
          </table:covered-table-cell>
          <table:covered-table-cell table:style-name="ce28"/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2"/>
          <table:covered-table-cell table:style-name="ce10"/>
          <table:covered-table-cell/>
          <table:table-cell table:style-name="ce24" office:value-type="string">
            <text:p>Implementação e testes do caso de uso Manter Evento</text:p>
          </table:table-cell>
          <table:table-cell table:style-name="ce26" office:value-type="date" office:date-value="2009-08-27" table:number-columns-spanned="1" table:number-rows-spanned="3">
            <text:p>27/08/09</text:p>
          </table:table-cell>
          <table:covered-table-cell table:style-name="ce26" office:value-type="date" office:date-value="2009-09-01">
            <text:p>01/09/09</text:p>
          </table:covered-table-cell>
          <table:table-cell table:style-name="ce28" office:value-type="date" office:date-value="2009-09-01">
            <text:p>01/09/09</text:p>
          </table:table-cell>
          <table:table-cell table:style-name="ce28" office:value-type="date" office:date-value="2009-09-22">
            <text:p>22/09/09</text:p>
          </table:table-cell>
          <table:table-cell office:value-type="string">
            <text:p>Ricardo</text:p>
          </table:table-cell>
          <table:table-cell table:number-columns-repeated="1014"/>
        </table:table-row>
        <table:table-row table:style-name="ro3">
          <table:covered-table-cell table:number-columns-repeated="2"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27">
            <text:p>27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9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2">
          <table:covered-table-cell table:number-columns-repeated="2"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27">
            <text:p>27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8" office:value-type="date" office:date-value="2009-08-31">
            <text:p>31/08/09</text:p>
          </table:table-cell>
          <table:table-cell table:style-name="ce29" office:value-type="date" office:date-value="2009-08-31">
            <text:p>3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5">
          <table:table-cell office:value-type="string" table:number-columns-spanned="1" table:number-rows-spanned="8">
            <text:p>Setembro</text:p>
          </table:table-cell>
          <table:table-cell office:value-type="string" table:number-columns-spanned="1" table:number-rows-spanned="19">
            <text:p>Transição</text:p>
          </table:table-cell>
          <table:table-cell table:style-name="ce11" office:value-type="string" table:number-columns-spanned="1" table:number-rows-spanned="19">
            <text:p>Preparação monografia / Entrega</text:p>
          </table:table-cell>
          <table:table-cell office:value-type="string" table:number-columns-spanned="1" table:number-rows-spanned="6">
            <text:p>G</text:p>
          </table:table-cell>
          <table:table-cell table:style-name="ce24" office:value-type="string">
            <text:p>Exportação do modelo de dados</text:p>
          </table:table-cell>
          <table:table-cell table:style-name="ce26" office:value-type="date" office:date-value="2009-09-01">
            <text:p>01/09/09</text:p>
          </table:table-cell>
          <table:table-cell table:style-name="ce26" office:value-type="date" office:date-value="2009-09-08">
            <text:p>08/09/09</text:p>
          </table:table-cell>
          <table:table-cell table:style-name="ce28" office:value-type="date" office:date-value="2009-09-17">
            <text:p>17/09/09</text:p>
          </table:table-cell>
          <table:table-cell table:style-name="ce28" office:value-type="date" office:date-value="2009-09-17">
            <text:p>17/09/09</text:p>
          </table:table-cell>
          <table:table-cell office:value-type="string">
            <text:p>Túlio e Pedro</text:p>
          </table:table-cell>
          <table:table-cell table:number-columns-repeated="1014"/>
        </table:table-row>
        <table:table-row table:style-name="ro5">
          <table:covered-table-cell table:number-columns-repeated="4"/>
          <table:table-cell table:style-name="ce24" office:value-type="string">
            <text:p>Revisar documentação do projeto</text:p>
          </table:table-cell>
          <table:table-cell table:style-name="ce26" office:value-type="date" office:date-value="2009-09-01">
            <text:p>01/09/09</text:p>
          </table:table-cell>
          <table:table-cell table:style-name="ce27" office:value-type="date" office:date-value="2009-09-08">
            <text:p>08/09/09</text:p>
          </table:table-cell>
          <table:table-cell table:style-name="ce29" office:value-type="date" office:date-value="2009-08-26">
            <text:p>26/08/09</text:p>
          </table:table-cell>
          <table:table-cell table:style-name="ce28" office:value-type="date" office:date-value="2009-09-17">
            <text:p>17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5">
          <table:covered-table-cell table:number-columns-repeated="4"/>
          <table:table-cell office:value-type="string">
            <text:p>Compilação dos documentos para efeito de avaliação</text:p>
          </table:table-cell>
          <table:table-cell table:style-name="ce26" office:value-type="date" office:date-value="2009-09-08">
            <text:p>08/09/09</text:p>
          </table:table-cell>
          <table:table-cell table:style-name="ce26" office:value-type="date" office:date-value="2009-09-10">
            <text:p>10/09/09</text:p>
          </table:table-cell>
          <table:table-cell table:style-name="ce28" office:value-type="date" office:date-value="2009-09-22">
            <text:p>22/09/09</text:p>
          </table:table-cell>
          <table:table-cell/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office:value-type="string">
            <text:p>Preparar massa de dados para apresentação do projeto</text:p>
          </table:table-cell>
          <table:table-cell table:style-name="ce27" office:value-type="date" office:date-value="2009-09-10">
            <text:p>10/09/09</text:p>
          </table:table-cell>
          <table:table-cell table:style-name="ce26" office:value-type="date" office:date-value="2009-09-15">
            <text:p>15/09/09</text:p>
          </table:table-cell>
          <table:table-cell table:number-columns-repeated="1017"/>
        </table:table-row>
        <table:table-row table:style-name="ro5">
          <table:covered-table-cell table:number-columns-repeated="4"/>
          <table:table-cell table:style-name="ce24" office:value-type="string">
            <text:p>Submeter o sistema a testes funcionais e de aceitação</text:p>
          </table:table-cell>
          <table:table-cell table:style-name="ce26" office:value-type="date" office:date-value="2009-09-15">
            <text:p>15/09/09</text:p>
          </table:table-cell>
          <table:table-cell table:style-name="ce26" office:value-type="date" office:date-value="2009-09-22">
            <text:p>22/09/09</text:p>
          </table:table-cell>
          <table:table-cell table:style-name="ce29" office:value-type="date" office:date-value="2009-09-10">
            <text:p>10/09/09</text:p>
          </table:table-cell>
          <table:table-cell table:style-name="ce28" office:value-type="date" office:date-value="2009-09-24">
            <text:p>24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2">
          <table:covered-table-cell table:number-columns-repeated="4"/>
          <table:table-cell table:style-name="ce24" office:value-type="string">
            <text:p>Refinamento da monografia</text:p>
          </table:table-cell>
          <table:table-cell table:style-name="ce26" office:value-type="date" office:date-value="2009-09-22">
            <text:p>22/09/09</text:p>
          </table:table-cell>
          <table:table-cell table:style-name="ce26" office:value-type="date" office:date-value="2009-09-29">
            <text:p>29/09/09</text:p>
          </table:table-cell>
          <table:table-cell table:number-columns-repeated="1017"/>
        </table:table-row>
        <table:table-row table:style-name="ro2">
          <table:covered-table-cell table:number-columns-repeated="3"/>
          <table:table-cell office:value-type="string" table:number-columns-spanned="1" table:number-rows-spanned="5">
            <text:p>H</text:p>
          </table:table-cell>
          <table:table-cell office:value-type="string">
            <text:p>Confecção dos slides para apresentação</text:p>
          </table:table-cell>
          <table:table-cell table:style-name="ce26" office:value-type="date" office:date-value="2009-09-29">
            <text:p>29/09/09</text:p>
          </table:table-cell>
          <table:table-cell table:style-name="ce26" office:value-type="date" office:date-value="2009-10-06">
            <text:p>06/10/09</text:p>
          </table:table-cell>
          <table:table-cell table:number-columns-repeated="1017"/>
        </table:table-row>
        <table:table-row table:style-name="ro2">
          <table:covered-table-cell table:number-columns-repeated="4"/>
          <table:table-cell office:value-type="string">
            <text:p>Ensaio da apresentaçã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number-columns-repeated="1017"/>
        </table:table-row>
        <table:table-row table:style-name="ro2">
          <table:table-cell office:value-type="string" table:number-columns-spanned="1" table:number-rows-spanned="8">
            <text:p>Outubro</text:p>
          </table:table-cell>
          <table:covered-table-cell table:number-columns-repeated="3"/>
          <table:table-cell office:value-type="string">
            <text:p>Refiamento da documentação do projet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number-columns-repeated="1017"/>
        </table:table-row>
        <table:table-row table:style-name="ro2">
          <table:covered-table-cell table:number-columns-repeated="4"/>
          <table:table-cell table:style-name="ce24" office:value-type="string">
            <text:p>Refinamento da monografia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number-columns-repeated="1017"/>
        </table:table-row>
        <table:table-row table:style-name="ro2">
          <table:covered-table-cell table:number-columns-repeated="4"/>
          <table:table-cell office:value-type="string">
            <text:p>Refinamento dos slides para apresentação</text:p>
          </table:table-cell>
          <table:table-cell table:style-name="ce26" office:value-type="date" office:date-value="2009-10-13">
            <text:p>13/10/09</text:p>
          </table:table-cell>
          <table:table-cell table:style-name="ce26" office:value-type="date" office:date-value="2009-10-20">
            <text:p>20/10/09</text:p>
          </table:table-cell>
          <table:table-cell table:number-columns-repeated="1017"/>
        </table:table-row>
        <table:table-row table:style-name="ro2">
          <table:covered-table-cell table:number-columns-repeated="3"/>
          <table:table-cell office:value-type="string" table:number-columns-spanned="1" table:number-rows-spanned="5">
            <text:p>I</text:p>
          </table:table-cell>
          <table:table-cell office:value-type="string">
            <text:p>Última verificação do protótipo funcional do sistema</text:p>
          </table:table-cell>
          <table:table-cell table:style-name="ce26" office:value-type="date" office:date-value="2009-10-20">
            <text:p>20/10/09</text:p>
          </table:table-cell>
          <table:table-cell table:style-name="ce26" office:value-type="date" office:date-value="2009-10-27">
            <text:p>27/10/09</text:p>
          </table:table-cell>
          <table:table-cell table:number-columns-repeated="1017"/>
        </table:table-row>
        <table:table-row table:style-name="ro2">
          <table:covered-table-cell table:number-columns-repeated="4"/>
          <table:table-cell table:style-name="ce24" office:value-type="string">
            <text:p>Ensaio da apresentaçã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number-columns-repeated="1017"/>
        </table:table-row>
        <table:table-row table:style-name="ro2">
          <table:covered-table-cell table:number-columns-repeated="4"/>
          <table:table-cell table:style-name="ce24" office:value-type="string">
            <text:p>Refiamento da documentação do projet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number-columns-repeated="1017"/>
        </table:table-row>
        <table:table-row table:style-name="ro2">
          <table:covered-table-cell table:number-columns-repeated="4"/>
          <table:table-cell table:style-name="ce24" office:value-type="string">
            <text:p>Refinamento da monografia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number-columns-repeated="1017"/>
        </table:table-row>
        <table:table-row table:style-name="ro2">
          <table:covered-table-cell table:number-columns-repeated="4"/>
          <table:table-cell table:style-name="ce24" office:value-type="string">
            <text:p>Refinamento dos slides para apresentação</text:p>
          </table:table-cell>
          <table:table-cell table:style-name="ce26" office:value-type="date" office:date-value="2009-11-03">
            <text:p>03/11/09</text:p>
          </table:table-cell>
          <table:table-cell table:style-name="ce26" office:value-type="date" office:date-value="2009-11-05">
            <text:p>05/11/09</text:p>
          </table:table-cell>
          <table:table-cell table:number-columns-repeated="1017"/>
        </table:table-row>
        <table:table-row table:style-name="ro2">
          <table:table-cell office:value-type="string" table:number-columns-spanned="1" table:number-rows-spanned="3">
            <text:p>Novembro</text:p>
          </table:table-cell>
          <table:covered-table-cell table:number-columns-repeated="2"/>
          <table:table-cell office:value-type="string" table:number-columns-spanned="1" table:number-rows-spanned="3">
            <text:p>J</text:p>
          </table:table-cell>
          <table:table-cell office:value-type="string">
            <text:p>Confecção do CD-ROM para banca e orientador</text:p>
          </table:table-cell>
          <table:table-cell table:style-name="ce26" office:value-type="date" office:date-value="2009-11-05">
            <text:p>05/11/09</text:p>
          </table:table-cell>
          <table:table-cell table:style-name="ce26" office:value-type="date" office:date-value="2009-11-12">
            <text:p>12/11/09</text:p>
          </table:table-cell>
          <table:table-cell table:number-columns-repeated="1017"/>
        </table:table-row>
        <table:table-row table:style-name="ro3">
          <table:covered-table-cell table:number-columns-repeated="4"/>
          <table:table-cell office:value-type="string">
            <text:p>Entrega do CD-ROM, da monografia e do planejamento impressos para orientador e banca</text:p>
          </table:table-cell>
          <table:table-cell table:style-name="ce26" office:value-type="date" office:date-value="2009-11-16">
            <text:p>16/11/09</text:p>
          </table:table-cell>
          <table:table-cell table:style-name="ce26" office:value-type="date" office:date-value="2009-11-20">
            <text:p>20/11/09</text:p>
          </table:table-cell>
          <table:table-cell table:number-columns-repeated="1017"/>
        </table:table-row>
        <table:table-row table:style-name="ro2">
          <table:covered-table-cell table:number-columns-repeated="4"/>
          <table:table-cell office:value-type="string">
            <text:p>Apresentação do projeto final</text:p>
          </table:table-cell>
          <table:table-cell table:number-columns-repeated="1019"/>
        </table:table-row>
        <table:table-row table:style-name="ro1" table:number-rows-repeated="65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Planilha3" table:style-name="ta1" table:print="false">
        <table:table-column table:style-name="co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-0.00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4">24/09/2009</text:date>, <text:time>09:38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9-24T09:38:10</dc:date>
    <meta:editing-duration>PT11H04M11S</meta:editing-duration>
    <meta:editing-cycles>170</meta:editing-cycles>
    <meta:generator>OpenOffice.org/3.1$Unix OpenOffice.org_project/310m19$Build-9420</meta:generator>
    <dc:description>Projeto final roteiros
http://github.com/tulios/projetofinal-roteiros</dc:description>
    <dc:title>Cronograma</dc:title>
    <dc:creator>Túlio Ornelas dos Santos</dc:creator>
    <meta:document-statistic meta:table-count="3" meta:cell-count="407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